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.37164">
            <text:p>164.371640</text:p>
          </table:table-cell>
          <table:table-cell office:value-type="float" office:value="164.153401">
            <text:p>164.153401</text:p>
          </table:table-cell>
          <table:table-cell office:value-type="float" office:value="164.409169">
            <text:p>164.409169</text:p>
          </table:table-cell>
          <table:table-cell office:value-type="float" office:value="163.896868">
            <text:p>163.896868</text:p>
          </table:table-cell>
          <table:table-cell office:value-type="float" office:value="163.732109">
            <text:p>163.732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164.1126374">
            <text:p>164.11263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19300857936246">
            <text:p>1.193009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0555">
            <text:p>93.260555</text:p>
          </table:table-cell>
          <table:table-cell office:value-type="float" office:value="94.240256">
            <text:p>94.240256</text:p>
          </table:table-cell>
          <table:table-cell office:value-type="float" office:value="94.023456">
            <text:p>94.023456</text:p>
          </table:table-cell>
          <table:table-cell office:value-type="float" office:value="93.18374">
            <text:p>93.183740</text:p>
          </table:table-cell>
          <table:table-cell office:value-type="float" office:value="93.60273">
            <text:p>93.602730</text:p>
          </table:table-cell>
          <table:table-cell office:value-type="float" office:value="93.591771">
            <text:p>93.591771</text:p>
          </table:table-cell>
          <table:table-cell office:value-type="float" office:value="94.407673">
            <text:p>94.407673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ooc:=AVERAGE([.B3:.K3])" office:value-type="float" office:value="93.7585972857143">
            <text:p>93.758597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08821153545384">
            <text:p>2.08821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.524957">
            <text:p>56.524957</text:p>
          </table:table-cell>
          <table:table-cell office:value-type="float" office:value="56.252582">
            <text:p>56.252582</text:p>
          </table:table-cell>
          <table:table-cell office:value-type="float" office:value="56.083971">
            <text:p>56.083971</text:p>
          </table:table-cell>
          <table:table-cell office:value-type="float" office:value="56.493542">
            <text:p>56.493542</text:p>
          </table:table-cell>
          <table:table-cell office:value-type="float" office:value="55.983894">
            <text:p>55.983894</text:p>
          </table:table-cell>
          <table:table-cell office:value-type="float" office:value="24.549076">
            <text:p>24.549076</text:p>
          </table:table-cell>
          <table:table-cell office:value-type="float" office:value="24.468202">
            <text:p>24.46820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ooc:=AVERAGE([.B4:.K4])" office:value-type="float" office:value="47.1937462857143">
            <text:p>47.193746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4.14859594351097">
            <text:p>4.148596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.529011">
            <text:p>34.529011</text:p>
          </table:table-cell>
          <table:table-cell office:value-type="float" office:value="34.093326">
            <text:p>34.093326</text:p>
          </table:table-cell>
          <table:table-cell office:value-type="float" office:value="34.10778">
            <text:p>34.107780</text:p>
          </table:table-cell>
          <table:table-cell office:value-type="float" office:value="34.570679">
            <text:p>34.570679</text:p>
          </table:table-cell>
          <table:table-cell office:value-type="float" office:value="34.181279">
            <text:p>34.181279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34.296415">
            <text:p>34.296415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5.70869533739897">
            <text:p>5.70869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669503">
            <text:p>23.669503</text:p>
          </table:table-cell>
          <table:table-cell office:value-type="float" office:value="23.615792">
            <text:p>23.615792</text:p>
          </table:table-cell>
          <table:table-cell office:value-type="float" office:value="23.668859">
            <text:p>23.668859</text:p>
          </table:table-cell>
          <table:table-cell office:value-type="float" office:value="23.652254">
            <text:p>23.652254</text:p>
          </table:table-cell>
          <table:table-cell office:value-type="float" office:value="23.768075">
            <text:p>23.76807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6:.K6])" office:value-type="float" office:value="23.6748966">
            <text:p>23.674897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8.26984749745433">
            <text:p>8.269847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978799">
            <text:p>17.978799</text:p>
          </table:table-cell>
          <table:table-cell office:value-type="float" office:value="18.016292">
            <text:p>18.016292</text:p>
          </table:table-cell>
          <table:table-cell office:value-type="float" office:value="17.953944">
            <text:p>17.953944</text:p>
          </table:table-cell>
          <table:table-cell office:value-type="float" office:value="18.043376">
            <text:p>18.043376</text:p>
          </table:table-cell>
          <table:table-cell office:value-type="float" office:value="17.994408">
            <text:p>17.994408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ooc:=AVERAGE([.B7:.K7])" office:value-type="float" office:value="17.9973638">
            <text:p>17.997364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0.8786923782693">
            <text:p>10.878692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.303588">
            <text:p>15.303588</text:p>
          </table:table-cell>
          <table:table-cell office:value-type="float" office:value="15.316485">
            <text:p>15.316485</text:p>
          </table:table-cell>
          <table:table-cell office:value-type="float" office:value="15.33171">
            <text:p>15.331710</text:p>
          </table:table-cell>
          <table:table-cell office:value-type="float" office:value="15.350323">
            <text:p>15.350323</text:p>
          </table:table-cell>
          <table:table-cell office:value-type="float" office:value="15.328842">
            <text:p>15.328842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ooc:=AVERAGE([.B8:.K8])" office:value-type="float" office:value="15.3261896">
            <text:p>15.326190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2.7747202344411">
            <text:p>12.774720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668655">
            <text:p>13.668655</text:p>
          </table:table-cell>
          <table:table-cell office:value-type="float" office:value="13.67394">
            <text:p>13.673940</text:p>
          </table:table-cell>
          <table:table-cell office:value-type="float" office:value="13.705996">
            <text:p>13.705996</text:p>
          </table:table-cell>
          <table:table-cell office:value-type="float" office:value="13.632723">
            <text:p>13.632723</text:p>
          </table:table-cell>
          <table:table-cell office:value-type="float" office:value="13.67043">
            <text:p>13.670430</text:p>
          </table:table-cell>
          <table:table-cell table:number-columns-repeated="5"/>
          <table:table-cell office:value-type="float" office:value="128">
            <text:p>128</text:p>
          </table:table-cell>
          <table:table-cell table:formula="oooc:=AVERAGE([.B9:.K9])" office:value-type="float" office:value="13.6703488">
            <text:p>13.670349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3220767271132">
            <text:p>14.32207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.551915">
            <text:p>13.551915</text:p>
          </table:table-cell>
          <table:table-cell office:value-type="float" office:value="13.583276">
            <text:p>13.583276</text:p>
          </table:table-cell>
          <table:table-cell office:value-type="float" office:value="13.536396">
            <text:p>13.536396</text:p>
          </table:table-cell>
          <table:table-cell office:value-type="float" office:value="13.580983">
            <text:p>13.580983</text:p>
          </table:table-cell>
          <table:table-cell office:value-type="float" office:value="13.524306">
            <text:p>13.524306</text:p>
          </table:table-cell>
          <table:table-cell office:value-type="float" office:value="13.494832">
            <text:p>13.494832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13.5452846666667">
            <text:p>13.545285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4.4543130113618">
            <text:p>14.454313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95.804564">
            <text:p>195.804564</text:p>
          </table:table-cell>
          <table:table-cell office:value-type="float" office:value="195.767713">
            <text:p>195.767713</text:p>
          </table:table-cell>
          <table:table-cell office:value-type="float" office:value="195.766591">
            <text:p>195.766591</text:p>
          </table:table-cell>
          <table:table-cell office:value-type="float" office:value="195.617861">
            <text:p>195.617861</text:p>
          </table:table-cell>
          <table:table-cell office:value-type="float" office:value="196.646585">
            <text:p>196.646585</text:p>
          </table:table-cell>
          <table:table-cell office:value-type="float" office:value="194.908776">
            <text:p>194.908776</text:p>
          </table:table-cell>
          <table:table-cell office:value-type="float" office:value="195.8918">
            <text:p>195.891800</text:p>
          </table:table-cell>
          <table:table-cell office:value-type="float" office:value="195.164054">
            <text:p>195.164054</text:p>
          </table:table-cell>
          <table:table-cell office:value-type="float" office:value="196.564959">
            <text:p>196.564959</text:p>
          </table:table-cell>
          <table:table-cell office:value-type="float" office:value="195.744941">
            <text:p>195.744941</text:p>
          </table:table-cell>
          <table:table-cell/>
          <table:table-cell table:formula="oooc:=AVERAGE([.B11:.K11])" office:value-type="float" office:value="195.7877844">
            <text:p>195.787784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table:number-columns-repeated="11"/>
          <table:table-cell table:style-name="ce3" table:formula="oooc:=AVERAGE([.B12:.K12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8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9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8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8:26:07</dc:date>
    <meta:editing-cycles>90</meta:editing-cycles>
    <meta:editing-duration>P1DT4H16M14S</meta:editing-duration>
    <meta:user-defined meta:name="Info 1"/>
    <meta:user-defined meta:name="Info 2"/>
    <meta:user-defined meta:name="Info 3"/>
    <meta:user-defined meta:name="Info 4"/>
    <meta:document-statistic meta:table-count="3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2cm" svg:y="0.32cm" chart:style-name="ch2">
          <text:p>Ranger Running Times</text:p>
        </chart:title>
        <chart:subtitle svg:x="6.055cm" svg:y="1.005cm" chart:style-name="ch3">
          <text:p>1,000,000 Bodies, 3 iterations</text:p>
        </chart:subtitle>
        <chart:plot-area chart:style-name="ch4" table:cell-range-address="Sheet1.L2:Sheet1.M10" chart:data-source-has-labels="column" svg:x="0.465cm" svg:y="1.477cm" svg:width="16.037cm" svg:height="12.726cm">
          <chart:axis chart:dimension="x" chart:name="primary-x" chart:style-name="ch5">
            <chart:title svg:x="8.195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7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.1126374">
                <text:p>164.1126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7585972857143">
                <text:p>93.758597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1937462857143">
                <text:p>47.193746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96415">
                <text:p>34.296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748966">
                <text:p>23.674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9973638">
                <text:p>17.9973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261896">
                <text:p>15.3261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6703488">
                <text:p>13.6703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5452846666667">
                <text:p>13.545284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4cm" svg:y="0.278cm" chart:style-name="ch2">
          <text:p>Speedup </text:p>
        </chart:title>
        <chart:subtitle svg:x="5.742cm" svg:y="1.053cm" chart:style-name="ch3">
          <text:p>1,000,000 Bodies, 3 iterations</text:p>
        </chart:subtitle>
        <chart:plot-area chart:style-name="ch4" table:cell-range-address="Sheet1.N2:Sheet1.O10" chart:data-source-has-labels="column" svg:x="0.497cm" svg:y="1.616cm" svg:width="15.717cm" svg:height="11.552cm">
          <chart:axis chart:dimension="x" chart:name="primary-x" chart:style-name="ch5">
            <chart:title svg:x="7.871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29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300857936246">
                <text:p>1.19300857936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821153545384">
                <text:p>2.08821153545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859594351097">
                <text:p>4.1485959435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869533739897">
                <text:p>5.70869533739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6984749745433">
                <text:p>8.26984749745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786923782693">
                <text:p>10.8786923782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47202344411">
                <text:p>12.77472023444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3220767271132">
                <text:p>14.3220767271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4543130113618">
                <text:p>14.4543130113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